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5cm" fo:min-width="0.2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6cm" fo:min-width="0.16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6cm" fo:min-width="4.566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7cm" svg:height="0.7cm" svg:x="2.5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33cm" svg:height="0.887cm" svg:x="2.297cm" svg:y="1.8cm">
          <draw:text-box>
            <text:p text:style-name="P2"><text:span text:style-name="T1">Mem</text:span></text:p>
            <text:p text:style-name="P2"><text:span text:style-name="T2">M</text:span><text:span text:style-name="T1">0</text:span></text:p>
          </draw:text-box>
        </draw:frame>
        <draw:custom-shape draw:style-name="gr3" draw:text-style-name="P1" draw:layer="layout" svg:width="0.7cm" svg:height="0.7cm" svg:x="2.503cm" svg:y="3.2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99cm" svg:height="0.887cm" svg:x="2.3cm" svg:y="3.113cm">
          <draw:text-box>
            <text:p text:style-name="P2"><text:span text:style-name="T1">CPU</text:span></text:p>
            <text:p text:style-name="P2"><text:span text:style-name="T2">M</text:span><text:span text:style-name="T1">0</text:span></text:p>
          </draw:text-box>
        </draw:frame>
        <draw:line draw:style-name="gr4" draw:text-style-name="P1" draw:layer="layout" svg:x1="2.8cm" svg:y1="2.6cm" svg:x2="2.8cm" svg:y2="3.2cm">
          <text:p/>
        </draw:line>
        <draw:custom-shape draw:style-name="gr3" draw:text-style-name="P1" draw:layer="layout" svg:width="0.7cm" svg:height="0.7cm" svg:x="4.003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33cm" svg:height="0.887cm" svg:x="3.8cm" svg:y="1.8cm">
          <draw:text-box>
            <text:p text:style-name="P2"><text:span text:style-name="T1">Mem</text:span></text:p>
            <text:p text:style-name="P2"><text:span text:style-name="T2">M</text:span><text:span text:style-name="T3">1</text:span></text:p>
          </draw:text-box>
        </draw:frame>
        <draw:custom-shape draw:style-name="gr3" draw:text-style-name="P1" draw:layer="layout" svg:width="0.7cm" svg:height="0.7cm" svg:x="4.006cm" svg:y="3.2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99cm" svg:height="0.887cm" svg:x="3.803cm" svg:y="3.113cm">
          <draw:text-box>
            <text:p text:style-name="P2"><text:span text:style-name="T1">CPU</text:span></text:p>
            <text:p text:style-name="P2"><text:span text:style-name="T2">M</text:span><text:span text:style-name="T3">1</text:span></text:p>
          </draw:text-box>
        </draw:frame>
        <draw:line draw:style-name="gr4" draw:text-style-name="P1" draw:layer="layout" svg:x1="4.303cm" svg:y1="2.6cm" svg:x2="4.303cm" svg:y2="3.2cm">
          <text:p/>
        </draw:line>
        <draw:custom-shape draw:style-name="gr3" draw:text-style-name="P1" draw:layer="layout" svg:width="0.7cm" svg:height="0.7cm" svg:x="5.367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33cm" svg:height="0.887cm" svg:x="5.164cm" svg:y="1.8cm">
          <draw:text-box>
            <text:p text:style-name="P2"><text:span text:style-name="T1">Mem</text:span></text:p>
            <text:p text:style-name="P2"><text:span text:style-name="T2">M</text:span><text:span text:style-name="T3">2</text:span></text:p>
          </draw:text-box>
        </draw:frame>
        <draw:custom-shape draw:style-name="gr3" draw:text-style-name="P1" draw:layer="layout" svg:width="0.7cm" svg:height="0.7cm" svg:x="5.37cm" svg:y="3.2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99cm" svg:height="0.887cm" svg:x="5.167cm" svg:y="3.113cm">
          <draw:text-box>
            <text:p text:style-name="P2"><text:span text:style-name="T1">CPU</text:span></text:p>
            <text:p text:style-name="P2"><text:span text:style-name="T2">M</text:span><text:span text:style-name="T3">2</text:span></text:p>
          </draw:text-box>
        </draw:frame>
        <draw:line draw:style-name="gr4" draw:text-style-name="P1" draw:layer="layout" svg:x1="5.667cm" svg:y1="2.6cm" svg:x2="5.667cm" svg:y2="3.2cm">
          <text:p/>
        </draw:line>
        <draw:custom-shape draw:style-name="gr3" draw:text-style-name="P1" draw:layer="layout" svg:width="0.7cm" svg:height="0.7cm" svg:x="6.87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33cm" svg:height="0.887cm" svg:x="6.667cm" svg:y="1.8cm">
          <draw:text-box>
            <text:p text:style-name="P2"><text:span text:style-name="T1">Mem</text:span></text:p>
            <text:p text:style-name="P2"><text:span text:style-name="T2">M</text:span><text:span text:style-name="T3">3</text:span></text:p>
          </draw:text-box>
        </draw:frame>
        <draw:custom-shape draw:style-name="gr3" draw:text-style-name="P1" draw:layer="layout" svg:width="0.7cm" svg:height="0.7cm" svg:x="6.873cm" svg:y="3.2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99cm" svg:height="0.887cm" svg:x="6.67cm" svg:y="3.113cm">
          <draw:text-box>
            <text:p text:style-name="P2"><text:span text:style-name="T1">CPU</text:span></text:p>
            <text:p text:style-name="P2"><text:span text:style-name="T2">M</text:span><text:span text:style-name="T3">3</text:span></text:p>
          </draw:text-box>
        </draw:frame>
        <draw:line draw:style-name="gr4" draw:text-style-name="P1" draw:layer="layout" svg:x1="7.17cm" svg:y1="2.6cm" svg:x2="7.17cm" svg:y2="3.2cm">
          <text:p/>
        </draw:line>
        <draw:custom-shape draw:style-name="gr5" draw:text-style-name="P1" draw:layer="layout" svg:width="5.1cm" svg:height="0.7cm" svg:x="2.5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8cm" svg:y1="3.9cm" svg:x2="2.8cm" svg:y2="4.5cm">
          <text:p/>
        </draw:line>
        <draw:line draw:style-name="gr4" draw:text-style-name="P1" draw:layer="layout" svg:x1="5.6cm" svg:y1="3.9cm" svg:x2="5.6cm" svg:y2="4.5cm">
          <text:p/>
        </draw:line>
        <draw:line draw:style-name="gr4" draw:text-style-name="P1" draw:layer="layout" svg:x1="4.3cm" svg:y1="3.9cm" svg:x2="4.3cm" svg:y2="4.5cm">
          <text:p/>
        </draw:line>
        <draw:line draw:style-name="gr4" draw:text-style-name="P1" draw:layer="layout" svg:x1="2.8cm" svg:y1="3.9cm" svg:x2="2.8cm" svg:y2="4.5cm">
          <text:p/>
        </draw:line>
        <draw:line draw:style-name="gr4" draw:text-style-name="P1" draw:layer="layout" svg:x1="7.2cm" svg:y1="3.9cm" svg:x2="7.2cm" svg:y2="4.5cm">
          <text:p/>
        </draw:line>
        <draw:frame draw:style-name="gr2" draw:text-style-name="P4" draw:layer="layout" svg:width="4.359cm" svg:height="0.806cm" svg:x="2.8cm" svg:y="4.4cm">
          <draw:text-box>
            <text:p><text:span text:style-name="T4">globaler Speich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ts-i011</meta:initial-creator>
    <meta:creation-date>2019-01-20T12:26:57.869998671</meta:creation-date>
    <dc:date>2019-01-20T12:30:48.269738327</dc:date>
    <dc:creator>its-i011</dc:creator>
    <meta:editing-duration>PT3M50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